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2.42mm"/>
    </style:style>
    <style:style style:name="co2" style:family="table-column">
      <style:table-column-properties fo:break-before="auto" style:column-width="129.6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Courier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Courie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Courier" fo:font-size="12pt" style:font-size-asian="12pt" style:font-size-complex="12pt"/>
    </style:style>
    <style:style style:name="ce2" style:family="table-cell" style:parent-style-name="Default">
      <style:text-properties fo:color="#353535" style:text-outline="false" style:text-line-through-style="none" style:text-line-through-type="none" style:font-name="Courie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-asian="Menlo-Regular" style:font-name-complex="Menlo-Regular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5" office:value-type="string" calcext:value-type="string">
            <text:p>Bestandsnaam</text:p>
          </table:table-cell>
          <table:table-cell table:style-name="ce5" office:value-type="string" calcext:value-type="string">
            <text:p>Reden niet opgenomen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1 Documentatie/01 Overzicht/02 Requirementsdossier/Bijlagen/Algemeen/RD-BLAO (Besluitenlijst afstemmingsoverleg)/20170320 ACTUELE VERSIE Afgehandelde zaken afstemmingsoverleg BRP.pdf</text:p>
          </table:table-cell>
          <table:table-cell office:value-type="string" calcext:value-type="string">
            <text:p>Op 20-09-2018 toegevoegd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1 Documentatie/01 Overzicht/02 Requirementsdossier/Bijlagen/Algemeen/RD-BLOG (Register besluiten archtitectuurkeuzes gOG)/Register besluiten architectuurkeuzes afgestemd met <text:s/>gOG.pdf</text:p>
          </table:table-cell>
          <table:table-cell office:value-type="string" calcext:value-type="string">
            <text:p>Op 20-09-2018 toegevoegd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1 Documentatie/01 Overzicht/02 Requirementsdossier/Bijlagen/Algemeen/RD-BLSG (Register besluiten stuurgroep)/02-Register besluiten stuurgroep (2015).pdf</text:p>
          </table:table-cell>
          <table:table-cell office:value-type="string" calcext:value-type="string">
            <text:p>Op 20-09-2018 toegevoegd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1 Documentatie/01 Overzicht/02 Requirementsdossier/Bijlagen/Algemeen/RD-BLSG (Register besluiten stuurgroep)/02-Register besluiten stuurgroep (2016).pdf</text:p>
          </table:table-cell>
          <table:table-cell office:value-type="string" calcext:value-type="string">
            <text:p>Op 20-09-2018 toegevoegd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1 Documentatie/01 Overzicht/02 Requirementsdossier/Bijlagen/Algemeen/RD-BLSG (Register besluiten stuurgroep)/03-Register besluiten stuurgroep (2014).pdf</text:p>
          </table:table-cell>
          <table:table-cell office:value-type="string" calcext:value-type="string">
            <text:p>Op 20-09-2018 toegevoegd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1 Documentatie/01 Overzicht/02 Requirementsdossier/Bijlagen/Algemeen/RD-BLSG (Register besluiten stuurgroep)/03-Register besluiten stuurgroep (2017).pdf</text:p>
          </table:table-cell>
          <table:table-cell office:value-type="string" calcext:value-type="string">
            <text:p>Op 20-09-2018 toegevoeg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01 Registreren geboorte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02 Registreren erkenning en vaststelling mede-ouderschap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03 Registreren ontbrekende geboorteakte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04 Registreren ontkenning van het mede-ouderschap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05 Registreren vernietiging erkenning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06 Registreren adoptie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07 Registreren herroepen adoptie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08 Verbeteren geboorteakte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09 Registreren inroeping van staat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10 Registreren betwisting van staat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21 Wijzigen naam enof geslacht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22 Behandelen verzoek verklaring van verscheidenheid van familienamen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23 Registeren akte van naamskeuze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31 Uitgeven document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32 Behandelen verzoek verstrekkingsbeperking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33 Registreren gezagsverhouding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41 Registreren Huwelijk of Partnerschap Voorbereiding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42 Registreren huwelijk of partnerschap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43 Ontbinden huwelijk of partnerschap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44 Omzetten Partnerschap naar Huwelijk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45 Verbeteren Huwelijk of Partnerschap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46 Ongedaan maken nietig verklaring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47 Behandelen verzoek verklaring huwelijksbevoegdheid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51 Registeren verhuizing binnen Nederland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52 Registreren inschrijving op grond van aangifte van verblijf en adre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53 Registreren verhuizing vanuit Nederland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54 Opschorten ingezetene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55 Corrigeren adre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61 Registreren verzoek verkrijgen Nederlandse nationaliteit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62 Registreren nationaliteit persoon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63 Registreren beeindiging nationaliteit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71 Uitgifte reisdocumenten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72 Inname reisdocument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73 Registreren vermissing reisdocument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74 Registreren paspoortsignalering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81 Uitgifte rijbewij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82 Onderhouden rijbewij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83 Inname rijbewij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84 Registreren vermissing rijbewij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91 Registreren overlijden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92 Verbeteren Overlijden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93 Registreren levenloos geboren kind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94 Behandelen verzoek opgravingsverlof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101 Verbeteren overige persoonsgegeven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102 Registreren brondocument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111 Behandelen onderzoek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131 Registreren kiesrecht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132 Onderhouden kiesdistricten en bureau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133 Registreren nieuwe verkiezing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142 Raadplegen slachtoffergegeven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200 Behandelen zaak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201 Raadpleeg persoonsgegeven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202 Uitgeven uittrekselafschrift burgerlijke stand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203 Melden gerede twijfel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204 Afhandelen Betaling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205 Afhandelen Akte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01 Registreren geboorte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02 Registreren Erkenning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03 Registreren ontbrekende geboorteakte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04 Registreren ontkenning van het mede-ouderschap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05 Registreren vernietiging erkenning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06 Registreren adoptie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07 Registreren herroepen adoptie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08 Verbeteren geboorteakte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09 Registreren inroeping van staat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10 Registreren betwisting van staat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21 Wijzigen naam en-of geslacht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22 Behandelen verzoek verklaring van verscheidenheid van familienamen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23 Registeren akte van naamskeuze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31 Uitgeven document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32 Behandelen verzoek verstrekkingsbeperking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33 Registreren gezagsverhouding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41 Registreren Huwelijk of Partnerschap Voorbereiding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42 Registreren huwelijk enof partnerschap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43 Ontbinden huwelijk enof partnerschap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44 Omzetten Partnerschap naar Huwelijk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45 Verbeteren Huwelijk of Partnerschap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46 Ongedaan maken nietig verklaring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47 Behandelen verzoek verklaring huwelijksbevoegdheid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51 Registeren verhuizing binnen Nederland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52 Registreren inschrijving op grond van aangifte van verblijf en adre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53 Registreren verhuizing vanuit Nederland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54 Opschorten ingezetene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55 Corrigeren adre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61 Registreren verzoek verkrijgen Nederlandse nationaliteit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62 Registreren nationaliteit persoon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63 Registreren beeindiging nationaliteit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71 Uitgifte reisdocument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72 Inname reisdocument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73 Registreren vermissing reisdocument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81 Uitgifte rijbewij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82 Onderhouden rijbewij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83 Inname rijbewij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84 Registratie vermissing rijbewij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91 Registreren overlijden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92 Verbeteren Overlijden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93 Registreren levenloos geboren kind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94 Behandelen verzoek opgravingsverlof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101 Corrigeren overige persoonsgegeven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102 Registreren brondocument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111 Behandelen onderzoek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131 Registreren kiesrecht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132 Onderhouden kiesdistricten en bureau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133 Registreren nieuwe verkiezing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134 Verwerken verkiezingsuitslag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142 Raadplegen slachtoffergegeven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200 Behandeling zaak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201 Raadpleeg persoonsgegeven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202 Uitgeven uittrekselafschrift burgerlijke stand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203 Melden gerede twijfel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204 Afhandelen Betaling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205 Afhandelen Akte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90 Guidelines/brp-bzm_business_rules_guideline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90 Guidelines/brp-bzm_logische_test_case_guideline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90 Guidelines/brp-bzm_use_case_flow_guideline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90 Guidelines/brp-bzm_use_case_realisations_guideline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LEES MIJ RD-BZMS (BZM specificaties en Keten-usecases)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2 Software/01 Broncode/operatiebrp-code-145.3/migratie/migr-extern/gbav/bcm-2.0.jar</text:p>
          </table:table-cell>
          <table:table-cell office:value-type="string" calcext:value-type="string">
            <text:p>Gerelateerd aan GBA-V producti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02 Software/01 Broncode/operatiebrp-code-145.3/migratie/migr-extern/gbav/bcm-2.7-sources.jar</text:p>
          </table:table-cell>
          <table:table-cell office:value-type="string" calcext:value-type="string">
            <text:p>Gerelateerd aan GBA-V product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 Software/01 Broncode/operatiebrp-code-145.3/migratie/migr-extern/gbav/<text:span text:style-name="T1">bcm-2.7.jar</text:span></text:p>
          </table:table-cell>
          <table:table-cell office:value-type="string" calcext:value-type="string">
            <text:p>Gerelateerd aan GBA-V product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 Software/01 Broncode/operatiebrp-code-145.3/migratie/migr-extern/gbav/core-1.0-sources.jar</text:p>
          </table:table-cell>
          <table:table-cell office:value-type="string" calcext:value-type="string">
            <text:p>Gerelateerd aan GBA-V product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 Software/01 Broncode/operatiebrp-code-145.3/migratie/migr-extern/gbav/<text:span text:style-name="T1">core-1.0.jar</text:span></text:p>
          </table:table-cell>
          <table:table-cell office:value-type="string" calcext:value-type="string">
            <text:p>Gerelateerd aan GBA-V product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 Software/01 Broncode/operatiebrp-code-145.3/migratie/migr-extern/gbav/<text:span text:style-name="T1">export-1.0-sources.jar</text:span></text:p>
          </table:table-cell>
          <table:table-cell office:value-type="string" calcext:value-type="string">
            <text:p>Gerelateerd aan GBA-V product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 Software/01 Broncode/operatiebrp-code-145.3/migratie/migr-extern/gbav/<text:span text:style-name="T1">export-1.0.jar</text:span></text:p>
          </table:table-cell>
          <table:table-cell office:value-type="string" calcext:value-type="string">
            <text:p>Gerelateerd aan GBA-V product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 Software/01 Broncode/operatiebrp-code-145.3/migratie/migr-extern/gbav/<text:span text:style-name="T1">spg-test.jar</text:span></text:p>
          </table:table-cell>
          <table:table-cell office:value-type="string" calcext:value-type="string">
            <text:p>Gerelateerd aan GBA-V product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 Software/01 Broncode/operatiebrp-code-145.3/migratie/migr-extern/gbav/<text:span text:style-name="T1">spontaan-1.0-sources.jar</text:span></text:p>
          </table:table-cell>
          <table:table-cell office:value-type="string" calcext:value-type="string">
            <text:p>Gerelateerd aan GBA-V product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 Software/01 Broncode/operatiebrp-code-145.3/migratie/migr-extern/gbav/<text:span text:style-name="T1">spontaan-1.0.jar</text:span></text:p>
          </table:table-cell>
          <table:table-cell office:value-type="string" calcext:value-type="string">
            <text:p>Gerelateerd aan GBA-V product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 Software/01 Broncode/operatiebrp-code-145.3/migratie/migr-extern/gbav/<text:span text:style-name="T1">spontaan-api-1.0-sources.jar</text:span></text:p>
          </table:table-cell>
          <table:table-cell office:value-type="string" calcext:value-type="string">
            <text:p>Gerelateerd aan GBA-V product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 Software/01 Broncode/operatiebrp-code-145.3/migratie/migr-extern/gbav/<text:span text:style-name="T1">spontaan-api-1.0.jar</text:span></text:p>
          </table:table-cell>
          <table:table-cell office:value-type="string" calcext:value-type="string">
            <text:p>Gerelateerd aan GBA-V product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 VM/BRP.vbox</text:p>
          </table:table-cell>
          <table:table-cell office:value-type="string" calcext:value-type="string">
            <text:p>VM te groot voor publicat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 VM/BRP.vdi</text:p>
          </table:table-cell>
          <table:table-cell office:value-type="string" calcext:value-type="string">
            <text:p>VM te groot voor publicat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 VM/Snapshots/{2c1bfc0a-dddd-4fa8-944c-00fd3fb30ec8}.vdi</text:p>
          </table:table-cell>
          <table:table-cell office:value-type="string" calcext:value-type="string">
            <text:p>VM te groot voor publicatie</text:p>
          </table:table-cell>
          <table:table-cell table:number-columns-repeated="1022"/>
        </table:table-row>
        <table:table-row table:style-name="ro1" table:number-rows-repeated="1048393">
          <table:table-cell table:number-columns-repeated="1024"/>
        </table:table-row>
        <table:table-row table:style-name="ro3" table:number-rows-repeated="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Blad1.A1:Blad1.B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0">00-00-0000</text:date>, <text:time style:data-style-name="N2" text:time-value="13:24:28.41734043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4:37:15.870782219</meta:creation-date>
    <dc:date>2018-09-20T13:25:17.855941297</dc:date>
    <meta:editing-duration>PT1H44M22S</meta:editing-duration>
    <meta:editing-cycles>8</meta:editing-cycles>
    <meta:generator>LibreOffice/5.4.5.1$MacOSX_X86_64 LibreOffice_project/79c9829dd5d8054ec39a82dc51cd9eff340dbee8</meta:generator>
    <meta:document-statistic meta:table-count="1" meta:cell-count="278" meta:object-count="0"/>
  </office:meta>
</office:document-meta>
</file>